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1A64A0EE.png"/>
  <manifest:file-entry manifest:media-type="image/png" manifest:full-path="Pictures/100000000000060000000400F70CA8AA.png"/>
  <manifest:file-entry manifest:media-type="image/png" manifest:full-path="Pictures/1000000000000600000004009816B621.png"/>
  <manifest:file-entry manifest:media-type="image/png" manifest:full-path="Pictures/10000000000004000000060077933C93.png"/>
  <manifest:file-entry manifest:media-type="image/png" manifest:full-path="Pictures/100000000000060000000400723CCDFD.png"/>
  <manifest:file-entry manifest:media-type="image/png" manifest:full-path="Pictures/1000000000000600000004004EB2D1B8.png"/>
  <manifest:file-entry manifest:media-type="image/png" manifest:full-path="Pictures/100000000000040000000400A50C24ED.png"/>
  <manifest:file-entry manifest:media-type="image/png" manifest:full-path="Pictures/10000000000004000000060014258547.png"/>
  <manifest:file-entry manifest:media-type="image/png" manifest:full-path="Pictures/100000000000060000000400F83B0BBE.png"/>
  <manifest:file-entry manifest:media-type="image/png" manifest:full-path="Pictures/1000000000000600000004005C998B05.png"/>
  <manifest:file-entry manifest:media-type="image/png" manifest:full-path="Pictures/10000000000006000000040026DA7548.png"/>
  <manifest:file-entry manifest:media-type="image/png" manifest:full-path="Pictures/10000000000004000000040017CBFB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7cm" table:align="left" style:writing-mode="lr-tb"/>
    </style:style>
    <style:style style:name="Table1.A" style:family="table-column">
      <style:table-column-properties style:column-width="3.909cm"/>
    </style:style>
    <style:style style:name="Table1.B" style:family="table-column">
      <style:table-column-properties style:column-width="8.79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Table_20_Heading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Heading_20_2">
      <style:text-properties style:font-name="Times New Roman" fo:font-size="10pt" style:font-size-asian="10pt" style:font-size-complex="10pt"/>
    </style:style>
    <style:style style:name="P6" style:family="paragraph" style:parent-style-name="Heading_20_2" style:master-page-name="Standard">
      <style:paragraph-properties fo:margin-top="0.353cm" fo:margin-bottom="0.499cm" style:page-number="auto"/>
    </style:style>
    <style:style style:name="P7" style:family="paragraph" style:parent-style-name="Heading_20_2">
      <style:paragraph-properties fo:margin-top="0.353cm" fo:margin-bottom="0.499cm"/>
    </style:style>
    <style:style style:name="P8" style:family="paragraph" style:parent-style-name="Heading_20_3">
      <style:paragraph-properties fo:margin-top="0.353cm" fo:margin-bottom="0.499cm"/>
      <style:text-properties style:font-name="Times New Roman" fo:font-size="10pt" style:font-size-asian="10pt" style:font-size-complex="10pt"/>
    </style:style>
    <style:style style:name="P9" style:family="paragraph" style:parent-style-name="Text_20_body">
      <style:text-properties style:font-name="Times New Roman" fo:font-size="10pt" style:font-size-asian="10pt" style:font-size-complex="10pt"/>
    </style:style>
    <style:style style:name="P10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2"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3"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4"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5"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6"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7"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8">
      <style:text-properties style:font-name="Times New Roman" fo:font-size="10pt" style:font-size-asian="10pt" style:font-size-complex="10pt"/>
    </style:style>
    <style:style style:name="P18" style:family="paragraph" style:parent-style-name="Text_20_body" style:list-style-name="L9"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10">
      <style:text-properties style:font-name="Times New Roman" fo:font-size="10pt" style:font-size-asian="10pt" style:font-size-complex="10pt"/>
    </style:style>
    <style:style style:name="P20" style:family="paragraph" style:parent-style-name="Text_20_body" style:list-style-name="L11">
      <style:text-properties style:font-name="Times New Roman" fo:font-size="10pt" style:font-size-asian="10pt" style:font-size-complex="10pt"/>
    </style:style>
    <style:style style:name="P21" style:family="paragraph" style:parent-style-name="Text_20_body" style:list-style-name="L13"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14">
      <style:text-properties style:font-name="Times New Roman" fo:font-size="10pt" style:font-size-asian="10pt" style:font-size-complex="10pt"/>
    </style:style>
    <style:style style:name="P23" style:family="paragraph" style:parent-style-name="Text_20_body" style:list-style-name="L15">
      <style:text-properties style:font-name="Times New Roman" fo:font-size="10pt" style:font-size-asian="10pt" style:font-size-complex="10pt"/>
    </style:style>
    <style:style style:name="P24" style:family="paragraph" style:parent-style-name="Text_20_body" style:list-style-name="L16">
      <style:text-properties style:font-name="Times New Roman" fo:font-size="10pt" style:font-size-asian="10pt" style:font-size-complex="10pt"/>
    </style:style>
    <style:style style:name="P25" style:family="paragraph" style:parent-style-name="Text_20_body" style:list-style-name="L17">
      <style:text-properties style:font-name="Times New Roman" fo:font-size="10pt" style:font-size-asian="10pt" style:font-size-complex="10pt"/>
    </style:style>
    <style:style style:name="P26" style:family="paragraph" style:parent-style-name="Text_20_body" style:list-style-name="L18">
      <style:text-properties style:font-name="Times New Roman" fo:font-size="10pt" style:font-size-asian="10pt" style:font-size-complex="10pt"/>
    </style:style>
    <style:style style:name="P27" style:family="paragraph" style:parent-style-name="Text_20_body" style:list-style-name="L19">
      <style:text-properties style:font-name="Times New Roman" fo:font-size="10pt" style:font-size-asian="10pt" style:font-size-complex="10pt"/>
    </style:style>
    <style:style style:name="P28" style:family="paragraph" style:parent-style-name="Text_20_body" style:list-style-name="L21">
      <style:text-properties style:font-name="Times New Roman" fo:font-size="10pt" style:font-size-asian="10pt" style:font-size-complex="10pt"/>
    </style:style>
    <style:style style:name="P29" style:family="paragraph" style:parent-style-name="Text_20_body" style:list-style-name="L22">
      <style:text-properties style:font-name="Times New Roman" fo:font-size="10pt" style:font-size-asian="10pt" style:font-size-complex="10pt"/>
    </style:style>
    <style:style style:name="P30" style:family="paragraph" style:parent-style-name="Text_20_body" style:list-style-name="L23">
      <style:text-properties style:font-name="Times New Roman" fo:font-size="10pt" style:font-size-asian="10pt" style:font-size-complex="10pt"/>
    </style:style>
    <style:style style:name="P31" style:family="paragraph" style:parent-style-name="Text_20_body" style:list-style-name="L24">
      <style:text-properties style:font-name="Times New Roman" fo:font-size="10pt" style:font-size-asian="10pt" style:font-size-complex="10pt"/>
    </style:style>
    <style:style style:name="P32" style:family="paragraph" style:parent-style-name="Text_20_body" style:list-style-name="L9"/>
    <style:style style:name="P33" style:family="paragraph" style:parent-style-name="Text_20_body" style:list-style-name="L12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20"/>
    <style:style style:name="P37" style:family="paragraph" style:parent-style-name="Text_20_body" style:list-style-name="L22"/>
    <style:style style:name="P38" style:family="paragraph" style:parent-style-name="Text_20_body" style:list-style-name="L24"/>
    <style:style style:name="T1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33963879705992966" text:style-name="Outline">
        <text:list-item>
          <text:list>
            <text:list-item>
              <text:h text:style-name="P6" text:outline-level="2"><draw:frame draw:style-name="fr1" draw:name="graphics3" text:anchor-type="paragraph" svg:width="8.774cm" svg:height="5.849cm" draw:z-index="2"><draw:image xlink:href="Pictures/1000000000000600000004004EB2D1B8.png" xlink:type="simple" xlink:show="embed" xlink:actuate="onLoad"/></draw:frame><text:span text:style-name="Strong_20_Emphasis"><text:span text:style-name="T1">1. Project Overview</text:span></text:span></text:h>
            </text:list-item>
          </text:list>
        </text:list-item>
      </text:list>
      <text:p text:style-name="Text_20_body"><text:span text:style-name="Strong_20_Emphasis"><text:span text:style-name="T1">1.1</text:span></text:span><text:span text:style-name="T1"> Project BeAxa (BA) is a GroupBuild-led initiative to develop a modular, cross-checking AI stack that acts as a real-time ethical moderator for user-generated content. <text:s/>Initially, BeAxa will be designed for user by GroupBuild, but subsequently it will be offered to other open-source social platforms. <text:s/>To summarize, BeAxa will:</text:span></text:p>
      <text:list xml:id="list1040686273963378529" text:style-name="L1">
        <text:list-item>
          <text:p text:style-name="P10">Evaluate posts for misinformation and unethical rhetoric</text:p>
        </text:list-item>
        <text:list-item>
          <text:p text:style-name="P10">Tag posts in almost real-time using colored markup scheme</text:p>
        </text:list-item>
        <text:list-item>
          <text:p text:style-name="P10">Illustrate each post's levels of unethical, irrational or contradictory content</text:p>
        </text:list-item>
        <text:list-item>
          <text:p text:style-name="P10">Flag potential bots, infiltrators, or manipulative actors</text:p>
        </text:list-item>
        <text:list-item>
          <text:p text:style-name="P10">Warn users about identity-revealing content</text:p>
        </text:list-item>
        <text:list-item>
          <text:p text:style-name="P10">Respect anonymity via the GroupBuild AnonID system</text:p>
        </text:list-item>
        <text:list-item>
          <text:p text:style-name="P10">Support multiple AnonIDs per user without linkage</text:p>
        </text:list-item>
        <text:list-item>
          <text:p text:style-name="P10">Provide advanced search, sort, and filtering capabilities</text:p>
        </text:list-item>
        <text:list-item>
          <text:p text:style-name="P10">Enforce both platform-wide and Group-specific content policies</text:p>
        </text:list-item>
      </text:list>
      <text:p text:style-name="P1"><draw:frame draw:style-name="fr2" draw:name="graphics2" text:anchor-type="paragraph" svg:y="0.36cm" svg:width="8.795cm" svg:height="5.863cm" draw:z-index="1"><draw:image xlink:href="Pictures/1000000000000600000004009816B621.png" xlink:type="simple" xlink:show="embed" xlink:actuate="onLoad"/></draw:frame></text:p>
      <text:p text:style-name="Text_20_body"><text:span text:style-name="Strong_20_Emphasis"><text:span text:style-name="T1">1.2</text:span></text:span><text:span text:style-name="T1"> BeAxa is also envisioned as a license-able product that can be integrated into GroupBuild, and third-party civic tech or federated social media platforms, providing automated moderation and trust-layer services while protecting user anonymity.</text:span></text:p>
      <text:p text:style-name="Text_20_body"><text:soft-page-break/><text:span text:style-name="Strong_20_Emphasis"><text:span text:style-name="T1">1.3</text:span></text:span><text:span text:style-name="T1"> BeAxa will also need a <text:s/>also envisioned as a license-able product that can be integrated into GroupBuild, and third-party civic tech or federated social media platforms, providing automated moderation and trust-layer services while protecting user anonymity.</text:span></text:p>
      <text:p text:style-name="P2"/>
      <text:list xml:id="list40765239" text:continue-list="list5733963879705992966" text:style-name="Outline">
        <text:list-item>
          <text:list>
            <text:list-item>
              <text:h text:style-name="P7" text:outline-level="2"><text:span text:style-name="Strong_20_Emphasis"><text:span text:style-name="T1">2. Functional Capabilities</text:span></text:span></text:h>
            </text:list-item>
          </text:list>
        </text:list-item>
      </text:list>
      <text:p text:style-name="Text_20_body"><text:span text:style-name="Strong_20_Emphasis"><text:span text:style-name="T1">2.1</text:span></text:span><text:span text:style-name="T1"> </text:span><text:span text:style-name="Strong_20_Emphasis"><text:span text:style-name="T1">Post Moderation</text:span></text:span></text:p>
      <text:list xml:id="list147270652895497132" text:style-name="L2">
        <text:list-item>
          <text:p text:style-name="P11">Detects and tags misinformation, recycled propaganda, and anti-scientific claims</text:p>
        </text:list-item>
        <text:list-item>
          <text:p text:style-name="P11">Highlights irrational language, inconsistent logic, and ethical red flags</text:p>
        </text:list-item>
        <text:list-item>
          <text:p text:style-name="P11">Tracks contradictions within the user’s own prior posts</text:p>
        </text:list-item>
      </text:list>
      <text:p text:style-name="Text_20_body"><text:span text:style-name="Strong_20_Emphasis"><text:span text:style-name="T1">2.2</text:span></text:span><text:span text:style-name="T1"> </text:span><text:span text:style-name="Strong_20_Emphasis"><text:span text:style-name="T1">AnonID &amp; Identity Protection</text:span></text:span></text:p>
      <text:list xml:id="list7290067531827889744" text:style-name="L3">
        <text:list-item>
          <text:p text:style-name="P12">Flags identity-revealing phrases in real time and warns the user</text:p>
        </text:list-item>
        <text:list-item>
          <text:p text:style-name="P12">Ensures strict separation between different AnonIDs held by a single user</text:p>
        </text:list-item>
        <text:list-item>
          <text:p text:style-name="P12">No central identity resolution occurs unless explicitly permitted by the user</text:p>
        </text:list-item>
      </text:list>
      <text:p text:style-name="Text_20_body"><text:span text:style-name="Strong_20_Emphasis"><text:span text:style-name="T1">2.3</text:span></text:span><text:span text:style-name="T1"> </text:span><text:span text:style-name="Strong_20_Emphasis"><text:span text:style-name="T1">Bot &amp; Infiltrator Detection</text:span></text:span></text:p>
      <text:list xml:id="list5685448670820151837" text:style-name="L4">
        <text:list-item>
          <text:p text:style-name="P13">Uses behavior analysis to detect bots and synthetic users</text:p>
        </text:list-item>
        <text:list-item>
          <text:p text:style-name="P13">Monitors for pattern-based manipulation and semantic mimicry</text:p>
        </text:list-item>
        <text:list-item>
          <text:p text:style-name="P13">Provides warnings and soft bans for suspicious accounts</text:p>
        </text:list-item>
      </text:list>
      <text:p text:style-name="Text_20_body"><text:span text:style-name="Strong_20_Emphasis"><text:span text:style-name="T1">2.4</text:span></text:span><text:span text:style-name="T1"> </text:span><text:span text:style-name="Strong_20_Emphasis"><text:span text:style-name="T1">Search, Sort, and Filter</text:span></text:span></text:p>
      <text:list xml:id="list908381565478045629" text:style-name="L5">
        <text:list-item>
          <text:p text:style-name="P14">Allows users to filter or search by ethical reliability, topic, tone, factuality</text:p>
        </text:list-item>
        <text:list-item>
          <text:p text:style-name="P14">Supports moderation dashboards for Group leaders and auditors</text:p>
        </text:list-item>
      </text:list>
      <text:p text:style-name="Text_20_body"><text:span text:style-name="Strong_20_Emphasis"><text:span text:style-name="T1">2.5</text:span></text:span><text:span text:style-name="T1"> </text:span><text:span text:style-name="Strong_20_Emphasis"><text:span text:style-name="T1">Multi-Level Rule Enforcement</text:span></text:span></text:p>
      <text:list xml:id="list4586149327951146948" text:style-name="L6">
        <text:list-item>
          <text:p text:style-name="P15">Distinguishes between:</text:p>
          <text:list>
            <text:list-item>
              <text:p text:style-name="P15">Platform-wide behavioral policies</text:p>
            </text:list-item>
            <text:list-item>
              <text:p text:style-name="P15">Custom Group-level policies</text:p>
            </text:list-item>
          </text:list>
        </text:list-item>
        <text:list-item>
          <text:p text:style-name="P15">Tags each violation using schema-specific markers for transparency</text:p>
        </text:list-item>
      </text:list>
      <text:p text:style-name="P2"/>
      <text:list xml:id="list40763096" text:continue-list="list40765239" text:style-name="Outline">
        <text:list-item>
          <text:list>
            <text:list-item>
              <text:h text:style-name="P7" text:outline-level="2"><text:soft-page-break/><text:span text:style-name="Strong_20_Emphasis"><text:span text:style-name="T1">3. System Architecture</text:span></text:span></text:h>
            </text:list-item>
          </text:list>
        </text:list-item>
      </text:list>
      <text:p text:style-name="Text_20_body"><draw:frame draw:style-name="fr3" draw:name="graphics1" text:anchor-type="paragraph" svg:y="-0.176cm" svg:width="8.8cm" svg:height="5.867cm" draw:z-index="0"><draw:image xlink:href="Pictures/100000000000060000000400723CCDFD.png" xlink:type="simple" xlink:show="embed" xlink:actuate="onLoad"/></draw:frame><text:span text:style-name="Strong_20_Emphasis"><text:span text:style-name="T1">3.1</text:span></text:span><text:span text:style-name="T1"> </text:span><text:span text:style-name="Strong_20_Emphasis"><text:span text:style-name="T1">Core AI Stack</text:span></text:span></text:p>
      <text:list xml:id="list8833849924065532296" text:style-name="L7">
        <text:list-item>
          <text:p text:style-name="P16">Composed of repurposed modular models:</text:p>
          <text:list>
            <text:list-item>
              <text:p text:style-name="P16">Language understanding (LLMs)</text:p>
            </text:list-item>
            <text:list-item>
              <text:p text:style-name="P16">Fact-checking (retrieval-augmented generation)</text:p>
            </text:list-item>
            <text:list-item>
              <text:p text:style-name="P16">Tone and sentiment analysis</text:p>
            </text:list-item>
            <text:list-item>
              <text:p text:style-name="P16">Bot behavior detection</text:p>
            </text:list-item>
            <text:list-item>
              <text:p text:style-name="P16">Anonymity analysis and redaction</text:p>
            </text:list-item>
          </text:list>
        </text:list-item>
      </text:list>
      <text:p text:style-name="Text_20_body"><text:span text:style-name="Strong_20_Emphasis"><text:span text:style-name="T1">3.2</text:span></text:span><text:span text:style-name="T1"> </text:span><text:span text:style-name="Strong_20_Emphasis"><text:span text:style-name="T1">Arbitration Layer</text:span></text:span></text:p>
      <text:list xml:id="list4716003991828311274" text:style-name="L8">
        <text:list-item>
          <text:p text:style-name="P17">A decision engine resolves conflicting signals between models</text:p>
        </text:list-item>
        <text:list-item>
          <text:p text:style-name="P17">Weighting preferences can be adjusted by Group policy</text:p>
        </text:list-item>
      </text:list>
      <text:p text:style-name="Text_20_body"><text:span text:style-name="Strong_20_Emphasis"><text:span text:style-name="T1">3.3</text:span></text:span><text:span text:style-name="T1"> </text:span><text:span text:style-name="Strong_20_Emphasis"><text:span text:style-name="T1">Metadata Tagging Engine</text:span></text:span></text:p>
      <text:list xml:id="list5484142599926889081" text:style-name="L9">
        <text:list-item>
          <text:p text:style-name="P32"><draw:frame draw:style-name="fr7" draw:name="graphics11" text:anchor-type="paragraph" svg:width="8.802cm" svg:height="5.868cm" draw:z-index="10"><draw:image xlink:href="Pictures/100000000000060000000400F83B0BBE.png" xlink:type="simple" xlink:show="embed" xlink:actuate="onLoad"/></draw:frame><draw:frame draw:style-name="fr4" draw:name="graphics5" text:anchor-type="paragraph" svg:x="0.441cm" svg:y="0.127cm" svg:width="5.78cm" svg:height="6.359cm" draw:z-index="4"><draw:image xlink:href="Pictures/10000000000004000000060014258547.png" xlink:type="simple" xlink:show="embed" xlink:actuate="onLoad"/></draw:frame><text:span text:style-name="T1">Generates real-time post annotations with:</text:span></text:p>
          <text:list>
            <text:list-item>
              <text:p text:style-name="P18">Probabilities of ethical breach</text:p>
            </text:list-item>
            <text:list-item>
              <text:p text:style-name="P18">Warning overlays and inline flags</text:p>
            </text:list-item>
            <text:list-item>
              <text:p text:style-name="P18"><text:soft-page-break/>Metadata for sort/filter interfaces</text:p>
            </text:list-item>
          </text:list>
        </text:list-item>
      </text:list>
      <text:p text:style-name="Text_20_body"><draw:frame draw:style-name="fr8" draw:name="graphics12" text:anchor-type="paragraph" svg:width="8.775cm" svg:height="5.851cm" draw:z-index="11"><draw:image xlink:href="Pictures/100000000000060000000400F70CA8AA.png" xlink:type="simple" xlink:show="embed" xlink:actuate="onLoad"/></draw:frame><text:span text:style-name="Strong_20_Emphasis"><text:span text:style-name="T1">3.4</text:span></text:span><text:span text:style-name="T1"> </text:span><text:span text:style-name="Strong_20_Emphasis"><text:span text:style-name="T1">Dual Schema Compliance</text:span></text:span></text:p>
      <text:list xml:id="list6981058884603973196" text:style-name="L10">
        <text:list-item>
          <text:p text:style-name="P19"><draw:frame draw:style-name="fr1" draw:name="graphics4" text:anchor-type="paragraph" svg:width="8.802cm" svg:height="5.868cm" draw:z-index="3"><draw:image xlink:href="Pictures/1000000000000600000004001A64A0EE.png" xlink:type="simple" xlink:show="embed" xlink:actuate="onLoad"/></draw:frame>Global tags: misinformation, hate speech, AI manipulation, etc.</text:p>
        </text:list-item>
        <text:list-item>
          <text:p text:style-name="P19">Group-specific tags: localized norms or conduct violations</text:p>
        </text:list-item>
      </text:list>
      <text:p text:style-name="Text_20_body"><text:span text:style-name="Strong_20_Emphasis"><text:span text:style-name="T1">3.5</text:span></text:span><text:span text:style-name="T1"> </text:span><text:span text:style-name="Strong_20_Emphasis"><text:span text:style-name="T1">Secure Integration with GroupBuild</text:span></text:span></text:p>
      <text:list xml:id="list6568723167390399483" text:style-name="L11">
        <text:list-item>
          <text:p text:style-name="P20">Built to interact with the GroupBuild AnonID identity layer</text:p>
        </text:list-item>
        <text:list-item>
          <text:p text:style-name="P20">Data storage uses hashed AnonID references with no identity backtrace</text:p>
        </text:list-item>
      </text:list>
      <text:p text:style-name="P2"/>
      <text:list xml:id="list40784295" text:continue-list="list40763096" text:style-name="Outline">
        <text:list-item>
          <text:list>
            <text:list-item>
              <text:h text:style-name="P7" text:outline-level="2"><text:soft-page-break/><text:span text:style-name="Strong_20_Emphasis"><text:span text:style-name="T1">4. Vendor Services &amp; Budget</text:span></text:span></text:h>
            </text:list-item>
          </text:list>
        </text:list-item>
      </text:list>
      <text:p text:style-name="Text_20_body"><draw:frame draw:style-name="fr7" draw:name="graphics10" text:anchor-type="paragraph" svg:width="8.774cm" svg:height="8.774cm" draw:z-index="9"><draw:image xlink:href="Pictures/100000000000040000000400A50C24ED.png" xlink:type="simple" xlink:show="embed" xlink:actuate="onLoad"/></draw:frame><draw:frame draw:style-name="fr1" draw:name="graphics6" text:anchor-type="paragraph" svg:width="7.98cm" svg:height="11.97cm" draw:z-index="5"><draw:image xlink:href="Pictures/10000000000004000000060077933C93.png" xlink:type="simple" xlink:show="embed" xlink:actuate="onLoad"/></draw:frame><text:span text:style-name="Strong_20_Emphasis"><text:span text:style-name="T1">4.1</text:span></text:span><text:span text:style-name="T1"> </text:span><text:span text:style-name="Strong_20_Emphasis"><text:span text:style-name="T1">Suggested Vendors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Vendor</text:p>
            </table:table-cell>
            <table:table-cell table:style-name="Table1.A1" office:value-type="string">
              <text:p text:style-name="P3">Service Provid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OpenAI / Anthropic</text:span></text:span></text:p>
          </table:table-cell>
          <table:table-cell table:style-name="Table1.A1" office:value-type="string">
            <text:p text:style-name="P4">Language model APIs for moderation log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uggingFace</text:span></text:span></text:p>
          </table:table-cell>
          <table:table-cell table:style-name="Table1.A1" office:value-type="string">
            <text:p text:style-name="P4">Pre-trained moderation + hate speech mode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inecone / Weaviate</text:span></text:span></text:p>
          </table:table-cell>
          <table:table-cell table:style-name="Table1.A1" office:value-type="string">
            <text:p text:style-name="P4">Vector search infrastructure for post index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loudflare</text:span></text:span></text:p>
          </table:table-cell>
          <table:table-cell table:style-name="Table1.A1" office:value-type="string">
            <text:p text:style-name="P4">Anonymity and threat mitigation at the IP lay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caleAI / Sama</text:span></text:span></text:p>
          </table:table-cell>
          <table:table-cell table:style-name="Table1.A1" office:value-type="string">
            <text:p text:style-name="P4">Human-audited model refinement and tagging tasks</text:p>
          </table:table-cell>
        </table:table-row>
      </table:table>
      <text:p text:style-name="Text_20_body"><text:span text:style-name="Strong_20_Emphasis"><text:span text:style-name="T1">4.2</text:span></text:span><text:span text:style-name="T1"> </text:span><text:span text:style-name="Strong_20_Emphasis"><text:span text:style-name="T1">Estimated Budget (Monthly)</text:span></text:span></text:p>
      <text:list xml:id="list6446012259225164297" text:style-name="L12">
        <text:list-item>
          <text:p text:style-name="P33"><text:span text:style-name="T1">AI API access (usage-based): </text:span><text:span text:style-name="Strong_20_Emphasis"><text:span text:style-name="T1">$2,000 – $5,000</text:span></text:span></text:p>
        </text:list-item>
        <text:list-item>
          <text:p text:style-name="P33"><text:span text:style-name="T1">Infrastructure and database costs: </text:span><text:span text:style-name="Strong_20_Emphasis"><text:span text:style-name="T1">$1,500</text:span></text:span></text:p>
        </text:list-item>
        <text:list-item>
          <text:p text:style-name="P33"><text:span text:style-name="T1">Development and maintenance (3-person team): </text:span><text:span text:style-name="Strong_20_Emphasis"><text:span text:style-name="T1">$10,000+</text:span></text:span></text:p>
        </text:list-item>
        <text:list-item>
          <text:p text:style-name="P33"><text:span text:style-name="T1">Support + partner integration costs: </text:span><text:span text:style-name="Strong_20_Emphasis"><text:span text:style-name="T1">$2,000</text:span></text:span></text:p>
        </text:list-item>
        <text:list-item>
          <text:p text:style-name="P33"><text:span text:style-name="Strong_20_Emphasis"><text:span text:style-name="T1">Total Operating Estimate:</text:span></text:span><text:span text:style-name="T1"> </text:span><text:span text:style-name="Strong_20_Emphasis"><text:span text:style-name="T1">$15,000 – $20,000 / month</text:span></text:span></text:p>
        </text:list-item>
      </text:list>
      <text:p text:style-name="Text_20_body"><text:soft-page-break/><text:span text:style-name="Strong_20_Emphasis"><text:span text:style-name="T1"/></text:span></text:p>
      <text:list xml:id="list40760900" text:continue-list="list40784295" text:style-name="Outline">
        <text:list-item>
          <text:list>
            <text:list-item>
              <text:h text:style-name="P7" text:outline-level="2"><text:span text:style-name="Strong_20_Emphasis"><text:span text:style-name="T1">5. Implementation Roadmap</text:span></text:span></text:h>
            </text:list-item>
          </text:list>
        </text:list-item>
      </text:list>
      <text:p text:style-name="Text_20_body"><draw:frame draw:style-name="fr7" draw:name="graphics9" text:anchor-type="paragraph" svg:width="8.774cm" svg:height="8.774cm" draw:z-index="8"><draw:image xlink:href="Pictures/10000000000004000000040017CBFB1A.png" xlink:type="simple" xlink:show="embed" xlink:actuate="onLoad"/></draw:frame><draw:frame draw:style-name="fr5" draw:name="graphics7" text:anchor-type="paragraph" svg:width="8.774cm" svg:height="5.849cm" draw:z-index="6"><draw:image xlink:href="Pictures/10000000000006000000040026DA7548.png" xlink:type="simple" xlink:show="embed" xlink:actuate="onLoad"/></draw:frame><text:span text:style-name="Strong_20_Emphasis"><text:span text:style-name="T1">5.1</text:span></text:span><text:span text:style-name="T1"> </text:span><text:span text:style-name="Strong_20_Emphasis"><text:span text:style-name="T1">Phase I: MVP (Month 1–3)</text:span></text:span></text:p>
      <text:list xml:id="list4699809397905538380" text:style-name="L13">
        <text:list-item>
          <text:p text:style-name="P21">Implement core moderation models</text:p>
        </text:list-item>
        <text:list-item>
          <text:p text:style-name="P21">Build initial tagging overlay</text:p>
        </text:list-item>
        <text:list-item>
          <text:p text:style-name="P21">Integrate with AnonID identity layer</text:p>
        </text:list-item>
      </text:list>
      <text:p text:style-name="Text_20_body"><text:span text:style-name="Strong_20_Emphasis"><text:span text:style-name="T1">5.2</text:span></text:span><text:span text:style-name="T1"> </text:span><text:span text:style-name="Strong_20_Emphasis"><text:span text:style-name="T1">Phase II: Internal Deployment (Month 4–5)</text:span></text:span></text:p>
      <text:list xml:id="list5146268612226139555" text:style-name="L14">
        <text:list-item>
          <text:p text:style-name="P22">Deploy on GroupBuild’s platform</text:p>
        </text:list-item>
        <text:list-item>
          <text:p text:style-name="P22">Begin Group-level rules integration</text:p>
        </text:list-item>
        <text:list-item>
          <text:p text:style-name="P22">Test moderation dashboards</text:p>
        </text:list-item>
      </text:list>
      <text:p text:style-name="Text_20_body"><text:span text:style-name="Strong_20_Emphasis"><text:span text:style-name="T1">5.3</text:span></text:span><text:span text:style-name="T1"> </text:span><text:span text:style-name="Strong_20_Emphasis"><text:span text:style-name="T1">Phase III: External Licensing (Month 6–8)</text:span></text:span></text:p>
      <text:list xml:id="list4552910333598380889" text:style-name="L15">
        <text:list-item>
          <text:p text:style-name="P23">API and SDK development</text:p>
        </text:list-item>
        <text:list-item>
          <text:p text:style-name="P23">Pilot licensing with 1–2 external platforms</text:p>
        </text:list-item>
        <text:list-item>
          <text:p text:style-name="P23">Create onboarding and support docs</text:p>
        </text:list-item>
      </text:list>
      <text:p text:style-name="Text_20_body"><text:span text:style-name="Strong_20_Emphasis"><text:span text:style-name="T1">5.4</text:span></text:span><text:span text:style-name="T1"> </text:span><text:span text:style-name="Strong_20_Emphasis"><text:span text:style-name="T1">Phase IV: Public Platform Services (Month 9+)</text:span></text:span></text:p>
      <text:list xml:id="list3860328333432511696" text:style-name="L16">
        <text:list-item>
          <text:p text:style-name="P24">Launch BeAxa as a branded moderation service</text:p>
        </text:list-item>
        <text:list-item>
          <text:p text:style-name="P24">Expand licensing with usage-based pricing tiers</text:p>
        </text:list-item>
        <text:list-item>
          <text:p text:style-name="P24">Maintain open-source portions for trust and adoption</text:p>
        </text:list-item>
      </text:list>
      <text:p text:style-name="P1"/>
      <text:list xml:id="list40768462" text:continue-list="list40760900" text:style-name="Outline">
        <text:list-item>
          <text:list>
            <text:list-item>
              <text:h text:style-name="P7" text:outline-level="2"><text:soft-page-break/><text:span text:style-name="Strong_20_Emphasis"><text:span text:style-name="T1">6. Branding &amp; Marketing Strategy</text:span></text:span></text:h>
            </text:list-item>
          </text:list>
        </text:list-item>
      </text:list>
      <text:p text:style-name="Text_20_body"><text:span text:style-name="Strong_20_Emphasis"><text:span text:style-name="T1">6.1</text:span></text:span><text:span text:style-name="T1"> </text:span><text:span text:style-name="Strong_20_Emphasis"><text:span text:style-name="T1">Mascot &amp; Visual Identity</text:span></text:span></text:p>
      <text:list xml:id="list8475852110324555106" text:style-name="L17">
        <text:list-item>
          <text:p text:style-name="P34"><text:span text:style-name="T1">BeAxa is represented by a </text:span><text:span text:style-name="Strong_20_Emphasis"><text:span text:style-name="T1">cute yet determined warrior kitten</text:span></text:span><text:span text:style-name="T1">, wearing light armor and wielding a small sword or torch.</text:span></text:p>
        </text:list-item>
        <text:list-item>
          <text:p text:style-name="P25">Visuals communicate a balance of protectiveness and charm, making the moderation function feel collaborative rather than punitive.</text:p>
        </text:list-item>
      </text:list>
      <text:p text:style-name="Text_20_body"><text:span text:style-name="Strong_20_Emphasis"><text:span text:style-name="T1">6.2</text:span></text:span><text:span text:style-name="T1"> </text:span><text:span text:style-name="Strong_20_Emphasis"><text:span text:style-name="T1">Marketing Position</text:span></text:span></text:p>
      <text:list xml:id="list5794197844816644341" text:style-name="L18">
        <text:list-item>
          <text:p text:style-name="P26">"BeAxa helps good conversations stay good."</text:p>
        </text:list-item>
        <text:list-item>
          <text:p text:style-name="P35"><text:span text:style-name="T1">Promoted as a </text:span><text:span text:style-name="Strong_20_Emphasis"><text:span text:style-name="T1">guardian of civil digital spaces</text:span></text:span><text:span text:style-name="T1"> — lightweight, pseudonymous, fast, and fair.</text:span></text:p>
        </text:list-item>
      </text:list>
      <text:p text:style-name="Text_20_body"><text:span text:style-name="Strong_20_Emphasis"><text:span text:style-name="T1">6.3</text:span></text:span><text:span text:style-name="T1"> </text:span><text:span text:style-name="Strong_20_Emphasis"><text:span text:style-name="T1">Sales Channels</text:span></text:span></text:p>
      <text:list xml:id="list8686018441020518363" text:style-name="L19">
        <text:list-item>
          <text:p text:style-name="P27">Civic tech communities</text:p>
        </text:list-item>
        <text:list-item>
          <text:p text:style-name="P27">Federated platforms like Mastodon, Lemmy, Kbin</text:p>
        </text:list-item>
        <text:list-item>
          <text:p text:style-name="P27">Privacy-first forums, whistleblower spaces</text:p>
        </text:list-item>
        <text:list-item>
          <text:p text:style-name="P27">Educational platforms seeking trust-building tools</text:p>
        </text:list-item>
      </text:list>
      <text:p text:style-name="P1"/>
      <text:list xml:id="list40776351" text:continue-list="list40768462" text:style-name="Outline">
        <text:list-item>
          <text:list>
            <text:list-item>
              <text:h text:style-name="P5" text:outline-level="2">7. Transparency &amp; Trust Enhancements</text:h>
            </text:list-item>
          </text:list>
        </text:list-item>
      </text:list>
      <text:p text:style-name="P1">To increase adoption and align with the principles of open civic tech, BeAxa will include a layered trust and explainability system.</text:p>
      <text:list xml:id="list40756133" text:continue-numbering="true" text:style-name="Outline">
        <text:list-item>
          <text:list>
            <text:list-item>
              <text:list>
                <text:list-item>
                  <text:h text:style-name="P8" text:outline-level="3"><draw:frame draw:style-name="fr6" draw:name="graphics8" text:anchor-type="paragraph" svg:x="0.353cm" svg:y="-0.146cm" svg:width="8.812cm" svg:height="5.876cm" draw:z-index="7"><draw:image xlink:href="Pictures/1000000000000600000004005C998B05.png" xlink:type="simple" xlink:show="embed" xlink:actuate="onLoad"/></draw:frame>7.1 User-Facing Explanations</text:h>
                </text:list-item>
              </text:list>
            </text:list-item>
          </text:list>
        </text:list-item>
      </text:list>
      <text:list xml:id="list152997059851883265" text:style-name="L20">
        <text:list-item>
          <text:p text:style-name="P36"><text:span text:style-name="T1">Each flagged post shows a </text:span><text:span text:style-name="Strong_20_Emphasis"><text:span text:style-name="T1">“Why was this flagged?”</text:span></text:span><text:span text:style-name="T1"> button</text:span></text:p>
        </text:list-item>
        <text:list-item>
          <text:p text:style-name="P36"><text:span text:style-name="T1">Users see the </text:span><text:span text:style-name="Strong_20_Emphasis"><text:span text:style-name="T1">probability per violation</text:span></text:span><text:span text:style-name="T1"> (e.g., 74% hate speech, 52% bot behavior)</text:span></text:p>
        </text:list-item>
        <text:list-item>
          <text:p text:style-name="P36"><text:span text:style-name="T1">Optional </text:span><text:span text:style-name="Emphasis"><text:span text:style-name="T1">“I disagree — here’s why”</text:span></text:span><text:span text:style-name="T1"> feedback loop</text:span></text:p>
        </text:list-item>
      </text:list>
      <text:list xml:id="list40766758" text:continue-list="list40756133" text:style-name="Outline">
        <text:list-item>
          <text:list>
            <text:list-item>
              <text:list>
                <text:list-header>
                  <text:h text:style-name="P8" text:outline-level="3" text:is-list-header="true">7.2 Explainability API</text:h>
                </text:list-header>
              </text:list>
            </text:list-item>
          </text:list>
        </text:list-item>
      </text:list>
      <text:list xml:id="list7929348114253292021" text:style-name="L21">
        <text:list-item>
          <text:p text:style-name="P28">External auditors can query how decisions were made</text:p>
        </text:list-item>
        <text:list-item>
          <text:p text:style-name="P28">Arbitration logs list:</text:p>
          <text:list>
            <text:list-item>
              <text:p text:style-name="P28"><text:soft-page-break/>Involved models</text:p>
            </text:list-item>
            <text:list-item>
              <text:p text:style-name="P28">Weightings used</text:p>
            </text:list-item>
            <text:list-item>
              <text:p text:style-name="P28">Final override logic</text:p>
            </text:list-item>
          </text:list>
        </text:list-item>
      </text:list>
      <text:list xml:id="list40758301" text:continue-list="list40766758" text:style-name="Outline">
        <text:list-item>
          <text:list>
            <text:list-item>
              <text:list>
                <text:list-header>
                  <text:h text:style-name="P8" text:outline-level="3" text:is-list-header="true">7.3 Public Dashboard Mode</text:h>
                </text:list-header>
              </text:list>
            </text:list-item>
          </text:list>
        </text:list-item>
      </text:list>
      <text:list xml:id="list8745251143153629084" text:style-name="L22">
        <text:list-item>
          <text:p text:style-name="P29">Anonymous heatmaps of moderation data</text:p>
        </text:list-item>
        <text:list-item>
          <text:p text:style-name="P29">Live trends in Group violations or bot activity</text:p>
        </text:list-item>
        <text:list-item>
          <text:p text:style-name="P37"><text:span text:style-name="Strong_20_Emphasis"><text:span text:style-name="T1">No individual posts or identities are shown</text:span></text:span></text:p>
        </text:list-item>
      </text:list>
      <text:list xml:id="list40782143" text:continue-list="list40758301" text:style-name="Outline">
        <text:list-item>
          <text:list>
            <text:list-item>
              <text:list>
                <text:list-header>
                  <text:h text:style-name="P8" text:outline-level="3" text:is-list-header="true">7.4 User Filter Settings</text:h>
                </text:list-header>
              </text:list>
            </text:list-item>
          </text:list>
        </text:list-item>
      </text:list>
      <text:list xml:id="list2204869449396272111" text:style-name="L23">
        <text:list-item>
          <text:p text:style-name="P30">Optional controls to let users/members:</text:p>
          <text:list>
            <text:list-item>
              <text:p text:style-name="P30">Adjust moderation strictness</text:p>
            </text:list-item>
            <text:list-item>
              <text:p text:style-name="P30">Toggle sensitivity for irony or sarcasm</text:p>
            </text:list-item>
            <text:list-item>
              <text:p text:style-name="P30">Ignore low-severity tags</text:p>
            </text:list-item>
          </text:list>
        </text:list-item>
      </text:list>
      <text:list xml:id="list40754805" text:continue-list="list40782143" text:style-name="Outline">
        <text:list-item>
          <text:list>
            <text:list-item>
              <text:list>
                <text:list-header>
                  <text:h text:style-name="P8" text:outline-level="3" text:is-list-header="true">7.5 Moderation Log &amp; Appeals</text:h>
                </text:list-header>
              </text:list>
            </text:list-item>
          </text:list>
        </text:list-item>
      </text:list>
      <text:list xml:id="list480800138091998445" text:style-name="L24">
        <text:list-item>
          <text:p text:style-name="P38"><text:span text:style-name="T1">All post actions are logged in a </text:span><text:span text:style-name="Strong_20_Emphasis"><text:span text:style-name="T1">tamper-evident audit trail</text:span></text:span></text:p>
        </text:list-item>
        <text:list-item>
          <text:p text:style-name="P31">Users may view:</text:p>
          <text:list>
            <text:list-item>
              <text:p text:style-name="P31">Rule broken</text:p>
            </text:list-item>
            <text:list-item>
              <text:p text:style-name="P31">Group-specific modifiers</text:p>
            </text:list-item>
            <text:list-item>
              <text:p text:style-name="P31">Moderator override if applicable</text:p>
            </text:list-item>
          </text:list>
        </text:list-item>
        <text:list-item>
          <text:p text:style-name="P38"><text:span text:style-name="T1">Groups can offer </text:span><text:span text:style-name="Strong_20_Emphasis"><text:span text:style-name="T1">appeals or trust votes</text:span></text:span><text:span text:style-name="T1"> to revise moderation decision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5</meta:editing-cycles>
    <meta:creation-date>2013-12-23T23:15:00</meta:creation-date>
    <dc:date>2025-06-12T20:50:28.62</dc:date>
    <meta:editing-duration>PT48M54S</meta:editing-duration>
    <meta:generator>OpenOffice/4.1.15$Win32 OpenOffice.org_project/4115m2$Build-9813</meta:generator>
    <dc:creator>Christine Ballard</dc:creator>
    <meta:document-statistic meta:table-count="1" meta:image-count="12" meta:object-count="0" meta:page-count="8" meta:paragraph-count="133" meta:word-count="965" meta:character-count="6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